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e7e" officeooo:paragraph-rsid="001c7e7e"/>
    </style:style>
    <style:style style:name="T1" style:family="text">
      <style:text-properties officeooo:rsid="001e60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</text:p>
      <text:p text:style-name="P1"/>
      <text:p text:style-name="P1">-l’utilisateur désire trouver les substituts de meilleur qualité nutritionel des produits qu’il choisit d’habitude.</text:p>
      <text:p text:style-name="P1">-l’utilisateur choisi sur l’interface web ou l’interface graphique, la catégorie du <text:s/>produit habituel</text:p>
      <text:p text:style-name="P1">-l’utilisateur choisit le produit dans la liste</text:p>
      <text:p text:style-name="P1">-<text:span text:style-name="T1">l’utilisateur visualise les substituts de son produit et l’enregistre pour le retrouver plus rapidement dans le fut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7:22:14.538541357</meta:creation-date>
    <dc:date>2018-10-26T17:45:14.212431034</dc:date>
    <meta:editing-duration>PT2M39S</meta:editing-duration>
    <meta:editing-cycles>1</meta:editing-cycles>
    <meta:document-statistic meta:table-count="0" meta:image-count="0" meta:object-count="0" meta:page-count="1" meta:paragraph-count="5" meta:word-count="53" meta:character-count="394" meta:non-whitespace-character-count="345"/>
    <meta:generator>LibreOffice/6.1.2.1$Linux_X86_64 LibreOffice_project/10$Build-1</meta:generator>
  </office:meta>
</office:document-meta>
</file>